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ro73"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2.0728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3783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8189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1004" table:default-cell-style-name="ce1"/>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4">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4">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4">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SUM([.E6:.E10])"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7"/>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SUM([.E30:.E34])" office:value-type="float" office:value="27">
            <text:p>2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table:style-name="ce34"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SUM([.E48:.E52])" office:value-type="float" office:value="93">
            <text:p>93</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table:formula="of:=COUNTIF([Task_and_Flow_Panel.J2:.J119];&quot;YES&quot;)"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SUM([.E54:.E58])" office:value-type="float" office:value="195">
            <text:p>195</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1">
            <text:p>11</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4">
            <text:p>4</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53">
            <text:p>553</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300];&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300];&quot;L1&quot;)" office:value-type="float" office:value="11">
            <text:p>11</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4">
            <text:p>4</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553">
            <text:p>553</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179">
            <text:p>179</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8"/><text:s text:c="6"/></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8"/><text:s text:c="6"/>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8"/><text:s text:c="5"/></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8"/><text:s text:c="6"/></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text:s text:c="5"/></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4" table:number-columns-repeated="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text:s text:c="4"/>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2"/><text:s text:c="25"/><text:s text:c="21"/>4. Click on 'Back to login' Link</text:p>
          </table:table-cell>
          <table:table-cell table:style-name="ce40"/>
          <table:table-cell table:style-name="ce39" office:value-type="string">
            <text:p>1. Verify that new password is emailed to the user <text:s text:c="9"/><text:s text:c="25"/><text:s text:c="25"/><text:s text:c="10"/>2. Verify that user is able to log in to the system with the new password <text:s text:c="7"/><text:s text:c="25"/><text:s text:c="25"/><text:s text:c="25"/><text:s text:c="6"/>3. Verify that a message is displayed to the user as 'A new password was emailed to you' <text:s text:c="11"/><text:s text:c="25"/><text:s text:c="10"/>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3">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1" table:number-columns-repeated="1002"/>
          <table:table-cell table:number-columns-repeated="2"/>
        </table:table-row>
        <table:table-row table:style-name="ro26">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7" table:number-columns-repeated="1002"/>
          <table:table-cell table:style-name="ce53"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35">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3">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53">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4"/><text:s text:c="2"/></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4"/><text:s text:c="2"/></text:p>
            <text:p>2. Click on About me Tab <text:s text:c="17"/><text:s text:c="2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17"/><text:s text:c="25"/><text:s text:c="1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2">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4">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18"/><text:s text:c="25"/><text:s text:c="3"/></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3"/><text:s text:c="5"/>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3">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60"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0">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12">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
          <table:table-cell table:number-columns-repeated="3"/>
          <table:table-cell table:style-name="ce64" table:number-columns-repeated="2"/>
          <table:table-cell/>
          <table:table-cell table:style-name="ce85"/>
          <table:table-cell table:number-columns-repeated="1017"/>
        </table:table-row>
        <table:table-row table:style-name="ro2" table:number-rows-repeated="33">
          <table:table-cell table:number-columns-repeated="3"/>
          <table:table-cell table:style-name="ce64"/>
          <table:table-cell table:number-columns-repeated="2"/>
          <table:table-cell table:style-name="ce85"/>
          <table:table-cell table:number-columns-repeated="1017"/>
        </table:table-row>
        <table:table-row table:style-name="ro2">
          <table:table-cell table:number-columns-repeated="3"/>
          <table:table-cell table:style-name="ce6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4"/><text:s text:c="25"/><text:s text:c="5"/>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82">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7"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7">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4"/>
          <table:table-cell table:style-name="ce110" table:number-columns-repeated="998"/>
          <table:table-cell table:style-name="ce11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4"/><text:s text:c="12"/>·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7"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style-name="ce112"/>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01"/>
        <table:table-column table:style-name="co69" table:default-cell-style-name="ce101"/>
        <table:table-column table:style-name="co83" table:default-cell-style-name="ce119"/>
        <table:table-column table:style-name="co84" table:default-cell-style-name="ce101"/>
        <table:table-column table:style-name="co85"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5">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53" table:number-columns-repeated="2"/>
        </table:table-row>
        <table:table-row table:style-name="ro67">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63">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2">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office:value-type="string">
            <text:p>YES</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54" table:number-columns-repeated="2"/>
        </table:table-row>
        <table:table-row table:style-name="ro5">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4">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4">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1">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1">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2">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60"/>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NO</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NO</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4">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table:number-columns-repeated="3"/>
          <table:table-cell table:style-name="ce107" table:number-columns-repeated="1002"/>
          <table:table-cell table:style-name="ce53"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53"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30">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2" table:number-rows-repeated="6">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1"/>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Task_and_Flow_Panel.J1:Task_and_Flow_Panel.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8">09/28/2011</text:date>, <text:time>12:44: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8T12:44:39.27</dc:date>
    <meta:editing-cycles>2553</meta:editing-cycles>
    <meta:editing-duration>PT170H02M27S</meta:editing-duration>
    <meta:document-statistic meta:table-count="18" meta:cell-count="8606" meta:object-count="0"/>
  </office:meta>
</office:document-meta>
</file>